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dde8cb" draw:fill="solid" draw:fill-color="#dde8cb" draw:textarea-vertical-align="middle" draw:auto-grow-height="false" fo:min-height="1.655cm" fo:min-width="25.535cm" loext:decorative="false"/>
    </style:style>
    <style:style style:name="gr2" style:family="graphic" style:parent-style-name="standard">
      <style:graphic-properties draw:stroke="solid" svg:stroke-color="#fff5ce" draw:fill="solid" draw:fill-color="#fff5ce" draw:textarea-vertical-align="middle" draw:auto-grow-height="false" fo:min-height="1.655cm" fo:min-width="25.535cm" loext:decorative="false"/>
    </style:style>
    <style:style style:name="gr3" style:family="graphic" style:parent-style-name="standard">
      <style:graphic-properties draw:stroke="solid" svg:stroke-color="#ffd8ce" draw:fill="solid" draw:fill-color="#ffd8ce" draw:textarea-vertical-align="middle" draw:auto-grow-height="false" fo:min-height="1.655cm" fo:min-width="25.53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02cm" svg:stroke-color="#000000" draw:marker-start="" draw:marker-start-width="0.356cm" draw:marker-end="Triangle" draw:marker-end-width="0.356cm" draw:fill="solid" draw:fill-color="#81d41a" fo:padding-top="0.051cm" fo:padding-bottom="0.051cm" fo:padding-left="0.051cm" fo:padding-right="0.051cm" loext:decorative="false"/>
    </style:style>
    <style:style style:name="gr6" style:family="graphic" style:parent-style-name="standard">
      <style:graphic-properties svg:stroke-width="0.051cm" svg:stroke-color="#00a933" draw:marker-start-width="0.279cm" draw:marker-end-width="0.279cm" draw:fill="solid" draw:fill-color="#81d41a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e8a202" draw:marker-start-width="0.279cm" draw:marker-end-width="0.279cm" draw:fill="solid" draw:fill-color="#ffde59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f10d0c" draw:marker-start-width="0.279cm" draw:marker-end-width="0.279cm" draw:fill="solid" draw:fill-color="#ffa6a6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35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ffffff" draw:fill="solid" draw:fill-color="#ffffff" draw:auto-grow-height="false" fo:min-height="1.905cm" fo:min-width="4.12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solid" draw:fill-color="#ffffff" draw:auto-grow-height="false" fo:min-height="1.905cm" fo:min-width="4.12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solid" draw:fill-color="#ffffff" draw:auto-grow-height="false" fo:min-height="1.905cm" fo:min-width="4.128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solid" draw:fill-color="#ffffff" draw:auto-grow-height="false" fo:min-height="1.905cm" fo:min-width="4.128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ffffff" draw:auto-grow-height="false" fo:min-height="1.905cm" fo:min-width="4.128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dde8cb" draw:fill="solid" draw:fill-color="#dde8cb" draw:textarea-vertical-align="middle" draw:auto-grow-height="false" fo:min-height="1.905cm" fo:min-width="26.035cm" loext:decorative="false"/>
    </style:style>
    <style:style style:name="gr16" style:family="graphic" style:parent-style-name="standard">
      <style:graphic-properties draw:stroke="solid" svg:stroke-color="#fff5ce" draw:fill="solid" draw:fill-color="#fff5ce" draw:textarea-vertical-align="middle" draw:auto-grow-height="false" fo:min-height="1.905cm" fo:min-width="26.035cm" loext:decorative="false"/>
    </style:style>
    <style:style style:name="gr17" style:family="graphic" style:parent-style-name="standard">
      <style:graphic-properties draw:stroke="solid" svg:stroke-color="#ffd8ce" draw:fill="solid" draw:fill-color="#ffd8ce" draw:textarea-vertical-align="middle" draw:auto-grow-height="false" fo:min-height="1.905cm" fo:min-width="26.035cm" loext:decorative="false"/>
    </style:style>
    <style:style style:name="gr18" style:family="graphic" style:parent-style-name="standard" style:list-style-name="L1">
      <style:graphic-properties draw:stroke="none" draw:fill="solid" draw:fill-color="#ffffff" draw:auto-grow-height="false" fo:min-height="1.905cm" fo:min-width="4.12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solid" draw:fill-color="#ffffff" draw:auto-grow-height="false" fo:min-height="1.905cm" fo:min-width="4.12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solid" draw:fill-color="#ffffff" draw:auto-grow-height="false" fo:min-height="1.905cm" fo:min-width="4.127cm" style:writing-mode="lr-tb" loext:decorative="false"/>
      <style:paragraph-properties style:writing-mode="lr-tb"/>
    </style:style>
    <style:style style:name="P1" style:family="paragraph">
      <loext:graphic-properties draw:fill="solid" draw:fill-color="#dde8cb"/>
      <style:paragraph-properties fo:text-align="center"/>
    </style:style>
    <style:style style:name="P2" style:family="paragraph">
      <loext:graphic-properties draw:fill="solid" draw:fill-color="#fff5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81d41a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1d41a"/>
      <style:paragraph-properties fo:text-align="center" style:writing-mode="lr-tb"/>
    </style:style>
    <style:style style:name="P7" style:family="paragraph">
      <loext:graphic-properties draw:fill="solid" draw:fill-color="#ffde59"/>
      <style:paragraph-properties fo:text-align="center" style:writing-mode="lr-tb"/>
    </style:style>
    <style:style style:name="P8" style:family="paragraph">
      <loext:graphic-properties draw:fill="solid" draw:fill-color="#ffa6a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erif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Ubuntu" fo:font-style="normal" style:font-style-asian="normal" style:font-style-complex="normal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text-position="0% 100%" style:font-name="Liberation Serif" fo:font-style="normal" style:font-style-asian="normal" style:font-style-complex="normal"/>
    </style:style>
    <style:style style:name="T7" style:family="text">
      <style:text-properties style:text-position="0% 100%" style:font-name="Liberation Serif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.905cm" svg:x="0.998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035cm" svg:height="1.905cm" svg:x="0.999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035cm" svg:height="1.905cm" svg:x="1cm" svg:y="4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035cm" svg:height="1.905cm" svg:x="0.998cm" svg:y="2.905cm">
          <text:p/>
          <draw:enhanced-geometry svg:viewBox="0 0 21600 21600" draw:type="rectangle" draw:enhanced-path="M 0 0 L 21600 0 21600 21600 0 21600 0 0 Z N"/>
        </draw:custom-shape>
        <draw:g draw:style-name="gr4">
          <draw:connector draw:style-name="gr5" draw:text-style-name="P4" draw:layer="layout" draw:type="curve" svg:x1="3.322cm" svg:y1="9.401cm" svg:x2="3.322cm" svg:y2="8.203cm" draw:start-shape="id1" draw:start-glue-point="5" draw:end-shape="id2" draw:end-glue-point="7" svg:d="M3322 9401c-1009 0-1009-1198 0-1198" svg:viewBox="0 0 758 1199">
            <text:p/>
          </draw:connector>
          <draw:connector draw:style-name="gr5" draw:text-style-name="P4" draw:layer="layout" draw:type="curve" svg:x1="3.322cm" svg:y1="7.496cm" svg:x2="3.322cm" svg:y2="6.298cm" draw:start-shape="id2" draw:start-glue-point="5" draw:end-shape="id3" draw:end-glue-point="7" svg:d="M3322 7496c-1009 0-1009-1198 0-1198" svg:viewBox="0 0 758 1199">
            <text:p/>
          </draw:connector>
          <draw:connector draw:style-name="gr5" draw:text-style-name="P4" draw:layer="layout" draw:type="curve" svg:x1="3.322cm" svg:y1="5.591cm" svg:x2="3.322cm" svg:y2="4.393cm" draw:start-shape="id3" draw:start-glue-point="5" draw:end-shape="id4" draw:end-glue-point="7" svg:d="M3322 5591c-1009 0-1009-1198 0-1198" svg:viewBox="0 0 758 1199">
            <text:p/>
          </draw:connector>
          <draw:custom-shape draw:style-name="gr6" draw:text-style-name="P6" xml:id="id1" draw:id="id1" draw:layer="layout" svg:width="0.999cm" svg:height="0.999cm" svg:x="3.176cm" svg:y="9.255cm">
            <text:p text:style-name="P5">B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2" draw:id="id2" draw:layer="layout" svg:width="0.999cm" svg:height="0.999cm" svg:x="3.176cm" svg:y="7.35cm">
            <text:p text:style-name="P5"><text:span text:style-name="T2">I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3" draw:id="id3" draw:layer="layout" svg:width="0.999cm" svg:height="0.999cm" svg:x="3.176cm" svg:y="5.445cm">
            <text:p text:style-name="P5"><text:span text:style-name="T2">I</text:span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4" draw:id="id4" draw:layer="layout" svg:width="0.999cm" svg:height="0.999cm" svg:x="3.176cm" svg:y="3.54cm">
            <text:p text:style-name="P5"><text:span text:style-name="T2">T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1.635cm" svg:y="4.811cm">
            <draw:text-box>
              <text:p text:style-name="P5"><text:span text:style-name="T3">1</text:span></text:p>
            </draw:text-box>
          </draw:frame>
          <draw:frame draw:style-name="gr9" draw:text-style-name="P9" draw:layer="layout" svg:width="1.269cm" svg:height="0.635cm" svg:x="1.635cm" svg:y="6.716cm">
            <draw:text-box>
              <text:p text:style-name="P5"><text:span text:style-name="T3">1</text:span></text:p>
            </draw:text-box>
          </draw:frame>
          <draw:frame draw:style-name="gr9" draw:text-style-name="P9" draw:layer="layout" svg:width="1.269cm" svg:height="0.635cm" svg:x="1.635cm" svg:y="8.62cm">
            <draw:text-box>
              <text:p text:style-name="P5"><text:span text:style-name="T3">1</text:span></text:p>
            </draw:text-box>
          </draw:frame>
        </draw:g>
        <draw:g draw:style-name="gr4">
          <draw:connector draw:style-name="gr5" draw:text-style-name="P4" draw:layer="layout" draw:type="curve" svg:x1="8.755cm" svg:y1="9.208cm" svg:x2="8.755cm" svg:y2="4.492cm" draw:start-shape="id5" draw:start-glue-point="4" draw:end-shape="id6" draw:end-glue-point="8" svg:d="M8755 9208v-4716" svg:viewBox="0 0 1 4717">
            <text:p/>
          </draw:connector>
          <draw:custom-shape draw:style-name="gr6" draw:text-style-name="P6" xml:id="id5" draw:id="id5" draw:layer="layout" svg:width="0.999cm" svg:height="0.999cm" svg:x="8.255cm" svg:y="9.208cm">
            <text:p text:style-name="P5">B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6" draw:id="id6" draw:layer="layout" svg:width="0.999cm" svg:height="0.999cm" svg:x="8.255cm" svg:y="3.493cm">
            <text:p text:style-name="P5"><text:span text:style-name="T2">T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7.668cm" svg:y="6.669cm">
            <draw:text-box>
              <text:p text:style-name="P5"><text:span text:style-name="T3">1</text:span></text:p>
            </draw:text-box>
          </draw:frame>
        </draw:g>
        <draw:g draw:style-name="gr4">
          <draw:connector draw:style-name="gr5" draw:text-style-name="P4" draw:layer="layout" draw:type="curve" svg:x1="13.336cm" svg:y1="9.708cm" svg:x2="12.295cm" svg:y2="7.303cm" draw:start-shape="id7" draw:start-glue-point="6" draw:end-shape="id8" draw:end-glue-point="8" svg:d="M13336 9708c-694 0-1041-801-1041-2405" svg:viewBox="0 0 1042 2406">
            <text:p/>
          </draw:connector>
          <draw:connector draw:style-name="gr5" draw:text-style-name="P4" draw:layer="layout" draw:type="curve" svg:x1="15.423cm" svg:y1="6.304cm" svg:x2="14.335cm" svg:y2="3.993cm" draw:start-shape="id9" draw:start-glue-point="4" draw:end-shape="id10" draw:end-glue-point="10" svg:d="M15423 6304c0-1541-362-2311-1088-2311" svg:viewBox="0 0 1089 2312">
            <text:p/>
          </draw:connector>
          <draw:frame draw:style-name="gr9" draw:text-style-name="P9" draw:layer="layout" svg:width="1.269cm" svg:height="0.635cm" svg:x="12.113cm" svg:y="5.08cm">
            <draw:text-box>
              <text:p text:style-name="P5"><text:span text:style-name="T3">1/2</text:span></text:p>
            </draw:text-box>
          </draw:frame>
          <draw:frame draw:style-name="gr9" draw:text-style-name="P9" draw:layer="layout" svg:width="1.269cm" svg:height="0.635cm" svg:x="12.067cm" svg:y="7.938cm">
            <draw:text-box>
              <text:p text:style-name="P5"><text:span text:style-name="T3">1</text:span></text:p>
            </draw:text-box>
          </draw:frame>
          <draw:connector draw:style-name="gr5" draw:text-style-name="P4" draw:layer="layout" draw:type="curve" svg:x1="14.335cm" svg:y1="9.708cm" svg:x2="15.423cm" svg:y2="7.303cm" draw:start-shape="id7" draw:start-glue-point="10" draw:end-shape="id9" draw:end-glue-point="8" svg:d="M14335 9708c726 0 1088-801 1088-2405" svg:viewBox="0 0 1089 2406">
            <text:p/>
          </draw:connector>
          <draw:connector draw:style-name="gr5" draw:text-style-name="P4" draw:layer="layout" draw:type="curve" svg:x1="12.295cm" svg:y1="6.304cm" svg:x2="13.336cm" svg:y2="3.993cm" draw:start-shape="id8" draw:start-glue-point="4" draw:end-shape="id10" draw:end-glue-point="6" svg:d="M12295 6304c0-1541 347-2311 1041-2311" svg:viewBox="0 0 1042 2312">
            <text:p/>
          </draw:connector>
          <draw:custom-shape draw:style-name="gr6" draw:text-style-name="P6" xml:id="id7" draw:id="id7" draw:layer="layout" svg:width="0.999cm" svg:height="0.999cm" svg:x="13.336cm" svg:y="9.208cm">
            <text:p text:style-name="P5">B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8" draw:id="id8" draw:layer="layout" svg:width="0.999cm" svg:height="0.999cm" svg:x="11.795cm" svg:y="6.304cm">
            <text:p text:style-name="P5"><text:span text:style-name="T2">I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9" draw:id="id9" draw:layer="layout" svg:width="0.999cm" svg:height="0.999cm" svg:x="14.923cm" svg:y="6.304cm">
            <text:p text:style-name="P5"><text:span text:style-name="T2">I</text:span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10" draw:id="id10" draw:layer="layout" svg:width="0.999cm" svg:height="0.999cm" svg:x="13.336cm" svg:y="3.493cm">
            <text:p text:style-name="P5"><text:span text:style-name="T2">T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14.336cm" svg:y="7.938cm">
            <draw:text-box>
              <text:p text:style-name="P5"><text:span text:style-name="T3">1</text:span></text:p>
            </draw:text-box>
          </draw:frame>
          <draw:frame draw:style-name="gr9" draw:text-style-name="P9" draw:layer="layout" svg:width="1.269cm" svg:height="0.635cm" svg:x="14.336cm" svg:y="5.08cm">
            <draw:text-box>
              <text:p text:style-name="P5"><text:span text:style-name="T3">1/2</text:span></text:p>
            </draw:text-box>
          </draw:frame>
        </draw:g>
        <draw:custom-shape draw:style-name="gr10" draw:text-style-name="P11" draw:layer="layout" svg:width="4.127cm" svg:height="1.905cm" svg:x="1.635cm" svg:y="1cm">
          <text:p text:style-name="P10"><text:span text:style-name="T4">(a)</text:span></text:p>
          <text:p text:style-name="P10"><text:span text:style-name="T5">H</text:span><text:span text:style-name="T6">(</text:span><text:span text:style-name="T7">a</text:span><text:span text:style-name="T6">)</text:span><text:span text:style-name="T8"> = 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128cm" svg:height="1.905cm" svg:x="6.714cm" svg:y="1cm">
          <text:p text:style-name="P10"><text:span text:style-name="T4">(b)</text:span></text:p>
          <text:p text:style-name="P10"><text:span text:style-name="T8">H</text:span><text:span text:style-name="T6">(</text:span><text:span text:style-name="T7">b</text:span><text:span text:style-name="T6">)</text:span><text:span text:style-name="T8"> = 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128cm" svg:height="1.905cm" svg:x="11.794cm" svg:y="1cm">
          <text:p text:style-name="P10"><text:span text:style-name="T4">(c)</text:span></text:p>
          <text:p text:style-name="P10"><text:span text:style-name="T8">H</text:span><text:span text:style-name="T6">(</text:span><text:span text:style-name="T7">c</text:span><text:span text:style-name="T6">)</text:span><text:span text:style-name="T8"> = </text:span><text:span text:style-name="T6">0.69</text:span></text:p>
          <draw:enhanced-geometry svg:viewBox="0 0 21600 21600" draw:type="rectangle" draw:enhanced-path="M 0 0 L 21600 0 21600 21600 0 21600 0 0 Z N"/>
        </draw:custom-shape>
        <draw:g draw:style-name="gr4">
          <draw:connector draw:style-name="gr5" draw:text-style-name="P4" draw:layer="layout" draw:type="curve" svg:x1="17.375cm" svg:y1="9.208cm" svg:x2="17.376cm" svg:y2="7.303cm" draw:start-shape="id11" draw:start-glue-point="4" draw:end-shape="id12" draw:end-glue-point="8" svg:d="M17375 9208c0-1429 1-477 1-1905" svg:viewBox="0 0 2 1906">
            <text:p/>
          </draw:connector>
          <draw:connector draw:style-name="gr5" draw:text-style-name="P4" draw:layer="layout" draw:type="curve" svg:x1="20.504cm" svg:y1="6.304cm" svg:x2="19.416cm" svg:y2="3.993cm" draw:start-shape="id13" draw:start-glue-point="4" draw:end-shape="id14" draw:end-glue-point="10" svg:d="M20504 6304c0-1541-362-2311-1088-2311" svg:viewBox="0 0 1089 2312">
            <text:p/>
          </draw:connector>
          <draw:frame draw:style-name="gr9" draw:text-style-name="P9" draw:layer="layout" svg:width="1.269cm" svg:height="0.635cm" svg:x="17.194cm" svg:y="5.08cm">
            <draw:text-box>
              <text:p text:style-name="P5"><text:span text:style-name="T3">1/2</text:span></text:p>
            </draw:text-box>
          </draw:frame>
          <draw:connector draw:style-name="gr5" draw:text-style-name="P4" draw:layer="layout" draw:type="curve" svg:x1="17.874cm" svg:y1="9.708cm" svg:x2="20.15cm" svg:y2="7.157cm" draw:start-shape="id11" draw:start-glue-point="10" draw:end-shape="id13" draw:end-glue-point="7" svg:d="M17874 9708c1597 0 460-2551 2276-2551" svg:viewBox="0 0 2277 2552">
            <text:p/>
          </draw:connector>
          <draw:connector draw:style-name="gr5" draw:text-style-name="P4" draw:layer="layout" draw:type="curve" svg:x1="17.376cm" svg:y1="6.304cm" svg:x2="18.417cm" svg:y2="3.993cm" draw:start-shape="id12" draw:start-glue-point="4" draw:end-shape="id14" draw:end-glue-point="6" svg:d="M17376 6304c0-1541 347-2311 1041-2311" svg:viewBox="0 0 1042 2312">
            <text:p/>
          </draw:connector>
          <draw:custom-shape draw:style-name="gr6" draw:text-style-name="P6" xml:id="id11" draw:id="id11" draw:layer="layout" svg:width="0.999cm" svg:height="0.999cm" svg:x="16.875cm" svg:y="9.208cm">
            <text:p text:style-name="P5">B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12" draw:id="id12" draw:layer="layout" svg:width="0.999cm" svg:height="0.999cm" svg:x="16.876cm" svg:y="6.304cm">
            <text:p text:style-name="P5"><text:span text:style-name="T2">I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13" draw:id="id13" draw:layer="layout" svg:width="0.999cm" svg:height="0.999cm" svg:x="20.004cm" svg:y="6.304cm">
            <text:p text:style-name="P5"><text:span text:style-name="T2">I</text:span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14" draw:id="id14" draw:layer="layout" svg:width="0.999cm" svg:height="0.999cm" svg:x="18.417cm" svg:y="3.493cm">
            <text:p text:style-name="P5"><text:span text:style-name="T2">T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19.417cm" svg:y="5.08cm">
            <draw:text-box>
              <text:p text:style-name="P5"><text:span text:style-name="T3">1/2</text:span></text:p>
            </draw:text-box>
          </draw:frame>
          <draw:custom-shape draw:style-name="gr6" draw:text-style-name="P6" xml:id="id15" draw:id="id15" draw:layer="layout" svg:width="0.999cm" svg:height="0.999cm" svg:x="20.004cm" svg:y="9.208cm">
            <text:p text:style-name="P5">B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curve" svg:x1="20.504cm" svg:y1="9.208cm" svg:x2="20.504cm" svg:y2="7.303cm" draw:start-shape="id15" draw:start-glue-point="4" draw:end-shape="id13" draw:end-glue-point="8" svg:d="M20504 9208v-1905" svg:viewBox="0 0 1 1906">
            <text:p/>
          </draw:connector>
          <draw:connector draw:style-name="gr5" draw:text-style-name="P4" draw:layer="layout" draw:type="curve" svg:x1="20.004cm" svg:y1="9.708cm" svg:x2="17.729cm" svg:y2="7.157cm" draw:start-shape="id15" draw:start-glue-point="6" draw:end-shape="id12" draw:end-glue-point="9" svg:d="M20004 9708c-1597 0-460-2551-2275-2551" svg:viewBox="0 0 2276 2552">
            <text:p/>
          </draw:connector>
          <draw:frame draw:style-name="gr9" draw:text-style-name="P9" draw:layer="layout" svg:width="1.269cm" svg:height="0.635cm" svg:x="17.729cm" svg:y="7.62cm">
            <draw:text-box>
              <text:p text:style-name="P5"><text:span text:style-name="T3">1/2</text:span></text:p>
            </draw:text-box>
          </draw:frame>
          <draw:frame draw:style-name="gr9" draw:text-style-name="P9" draw:layer="layout" svg:width="1.269cm" svg:height="0.635cm" svg:x="18.881cm" svg:y="7.62cm">
            <draw:text-box>
              <text:p text:style-name="P5"><text:span text:style-name="T3">1/2</text:span></text:p>
            </draw:text-box>
          </draw:frame>
          <draw:frame draw:style-name="gr9" draw:text-style-name="P9" draw:layer="layout" svg:width="1.269cm" svg:height="0.635cm" svg:x="17.193cm" svg:y="8.573cm">
            <draw:text-box>
              <text:p text:style-name="P5"><text:span text:style-name="T3">1/2</text:span></text:p>
            </draw:text-box>
          </draw:frame>
          <draw:frame draw:style-name="gr9" draw:text-style-name="P9" draw:layer="layout" svg:width="1.269cm" svg:height="0.635cm" svg:x="19.416cm" svg:y="8.573cm">
            <draw:text-box>
              <text:p text:style-name="P5"><text:span text:style-name="T3">1/2</text:span></text:p>
            </draw:text-box>
          </draw:frame>
        </draw:g>
        <draw:custom-shape draw:style-name="gr13" draw:text-style-name="P11" draw:layer="layout" svg:width="4.128cm" svg:height="1.905cm" svg:x="16.875cm" svg:y="1cm">
          <text:p text:style-name="P10"><text:span text:style-name="T4">(d)</text:span></text:p>
          <text:p text:style-name="P10"><text:span text:style-name="T8">H</text:span><text:span text:style-name="T6">(</text:span><text:span text:style-name="T7">d</text:span><text:span text:style-name="T6">)</text:span><text:span text:style-name="T8"> = </text:span><text:span text:style-name="T6">2.08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128cm" svg:height="1.905cm" svg:x="22.272cm" svg:y="1cm">
          <text:p text:style-name="P10"><text:span text:style-name="T4">(</text:span><text:span text:style-name="T4">e</text:span><text:span text:style-name="T4">)</text:span></text:p>
          <text:p text:style-name="P10"><text:span text:style-name="T8">H</text:span><text:span text:style-name="T6">(</text:span><text:span text:style-name="T7">e</text:span><text:span text:style-name="T6">)</text:span><text:span text:style-name="T8"> </text:span><text:span text:style-name="T8">= </text:span><text:span text:style-name="T6">2</text:span><text:span text:style-name="T6">.</text:span><text:span text:style-name="T6">4</text:span><text:span text:style-name="T6">9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22.418cm" svg:y1="9.354cm" svg:x2="22.418cm" svg:y2="8.203cm" draw:start-shape="id16" draw:start-glue-point="5" draw:end-shape="id17" draw:end-glue-point="7" svg:d="M22418 9354c-1009 0-1009-1151 0-1151" svg:viewBox="0 0 758 1152">
          <text:p/>
        </draw:connector>
        <draw:g draw:style-name="gr4">
          <draw:connector draw:style-name="gr5" draw:text-style-name="P4" draw:layer="layout" draw:type="curve" svg:x1="25.947cm" svg:y1="5.445cm" svg:x2="24.813cm" svg:y2="3.993cm" draw:start-shape="id18" draw:start-glue-point="4" draw:end-shape="id19" draw:end-glue-point="10" svg:d="M25947 5445c0-968-378-1452-1134-1452" svg:viewBox="0 0 1135 1453">
            <text:p/>
          </draw:connector>
          <draw:frame draw:style-name="gr9" draw:text-style-name="P9" draw:layer="layout" svg:width="1.269cm" svg:height="0.635cm" svg:x="24.813cm" svg:y="4.81cm">
            <draw:text-box>
              <text:p text:style-name="P5"><text:span text:style-name="T3">1/2</text:span></text:p>
            </draw:text-box>
          </draw:frame>
          <draw:connector draw:style-name="gr5" draw:text-style-name="P4" draw:layer="layout" draw:type="curve" svg:x1="23.271cm" svg:y1="9.708cm" svg:x2="25.593cm" svg:y2="6.298cm" draw:start-shape="id16" draw:start-glue-point="10" draw:end-shape="id18" draw:end-glue-point="7" svg:d="M23271 9708c1632 0 471-3410 2322-3410" svg:viewBox="0 0 2323 3411">
            <text:p/>
          </draw:connector>
          <draw:connector draw:style-name="gr5" draw:text-style-name="P4" draw:layer="layout" draw:type="curve" svg:x1="22.772cm" svg:y1="7.35cm" svg:x2="23.814cm" svg:y2="3.993cm" draw:start-shape="id17" draw:start-glue-point="4" draw:end-shape="id19" draw:end-glue-point="6" svg:d="M22772 7350c0-2238 347-3357 1042-3357" svg:viewBox="0 0 1043 3358">
            <text:p/>
          </draw:connector>
          <draw:custom-shape draw:style-name="gr6" draw:text-style-name="P6" xml:id="id16" draw:id="id16" draw:layer="layout" svg:width="0.999cm" svg:height="0.999cm" svg:x="22.272cm" svg:y="9.208cm">
            <text:p text:style-name="P5">B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curve" draw:line-skew="-0.853cm" svg:x1="23.125cm" svg:y1="7.496cm" svg:x2="25.447cm" svg:y2="5.945cm" draw:start-shape="id17" draw:start-glue-point="11" draw:end-shape="id18" draw:end-glue-point="6" svg:d="M23125 7496c571 0-589-1551 2322-1551" svg:viewBox="0 0 2323 1552">
            <text:p/>
          </draw:connector>
          <draw:custom-shape draw:style-name="gr7" draw:text-style-name="P7" xml:id="id18" draw:id="id18" draw:layer="layout" svg:width="0.999cm" svg:height="0.999cm" svg:x="25.447cm" svg:y="5.445cm">
            <text:p text:style-name="P5"><text:span text:style-name="T2">I</text:span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19" draw:id="id19" draw:layer="layout" svg:width="0.999cm" svg:height="0.999cm" svg:x="23.814cm" svg:y="3.493cm">
            <text:p text:style-name="P5"><text:span text:style-name="T2">T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22.59cm" svg:y="4.81cm">
            <draw:text-box>
              <text:p text:style-name="P5"><text:span text:style-name="T3">1/2</text:span></text:p>
            </draw:text-box>
          </draw:frame>
          <draw:custom-shape draw:style-name="gr6" draw:text-style-name="P6" xml:id="id20" draw:id="id20" draw:layer="layout" svg:width="0.999cm" svg:height="0.999cm" svg:x="25.401cm" svg:y="9.208cm">
            <text:p text:style-name="P5">B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curve" svg:x1="25.901cm" svg:y1="9.208cm" svg:x2="25.947cm" svg:y2="6.444cm" draw:start-shape="id20" draw:start-glue-point="4" draw:end-shape="id18" draw:end-glue-point="8" svg:d="M25901 9208c0-2073 46-691 46-2764" svg:viewBox="0 0 47 2765">
            <text:p/>
          </draw:connector>
          <draw:connector draw:style-name="gr5" draw:text-style-name="P4" draw:layer="layout" draw:type="curve" svg:x1="25.401cm" svg:y1="9.708cm" svg:x2="23.125cm" svg:y2="8.203cm" draw:start-shape="id20" draw:start-glue-point="6" draw:end-shape="id17" draw:end-glue-point="9" svg:d="M25401 9708c-1597 0-460-1505-2276-1505" svg:viewBox="0 0 2277 1506">
            <text:p/>
          </draw:connector>
          <draw:frame draw:style-name="gr9" draw:text-style-name="P9" draw:layer="layout" svg:width="1.269cm" svg:height="0.635cm" svg:x="24.813cm" svg:y="7.35cm">
            <draw:text-box>
              <text:p text:style-name="P5"><text:span text:style-name="T3">1/3</text:span></text:p>
            </draw:text-box>
          </draw:frame>
          <draw:frame draw:style-name="gr9" draw:text-style-name="P9" draw:layer="layout" svg:width="1.269cm" svg:height="0.635cm" svg:x="21.637cm" svg:y="8.62cm">
            <draw:text-box>
              <text:p text:style-name="P5"><text:span text:style-name="T3">1/2</text:span></text:p>
            </draw:text-box>
          </draw:frame>
          <draw:frame draw:style-name="gr9" draw:text-style-name="P9" draw:layer="layout" svg:width="1.269cm" svg:height="0.635cm" svg:x="24.132cm" svg:y="8.937cm">
            <draw:text-box>
              <text:p text:style-name="P5"><text:span text:style-name="T3">1/2</text:span></text:p>
            </draw:text-box>
          </draw:frame>
          <draw:custom-shape draw:style-name="gr7" draw:text-style-name="P7" xml:id="id17" draw:id="id17" draw:layer="layout" svg:width="0.999cm" svg:height="0.999cm" svg:x="22.272cm" svg:y="7.35cm">
            <text:p text:style-name="P5"><text:span text:style-name="T2">I</text:span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269cm" svg:height="0.635cm" svg:x="23.125cm" svg:y="5.663cm">
            <draw:text-box>
              <text:p text:style-name="P5"><text:span text:style-name="T3">1/3</text:span></text:p>
            </draw:text-box>
          </draw:frame>
          <draw:frame draw:style-name="gr9" draw:text-style-name="P9" draw:layer="layout" svg:width="1.269cm" svg:height="0.635cm" svg:x="24.324cm" svg:y="6.716cm">
            <draw:text-box>
              <text:p text:style-name="P5"><text:span text:style-name="T3">1/3</text:span></text:p>
            </draw:text-box>
          </draw:frame>
        </draw:g>
        <draw:custom-shape draw:style-name="gr15" draw:text-style-name="P1" draw:layer="layout" svg:width="26.035cm" svg:height="1.905cm" svg:x="0.998cm" svg:y="18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6.035cm" svg:height="1.905cm" svg:x="0.999cm" svg:y="16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6.035cm" svg:height="1.905cm" svg:x="1cm" svg:y="14.9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6.035cm" svg:height="1.905cm" svg:x="0.998cm" svg:y="13.065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4.86cm" svg:y1="19.415cm" svg:x2="4.86cm" svg:y2="14.699cm" draw:start-shape="id21" draw:start-glue-point="4" draw:end-shape="id22" draw:end-glue-point="8" svg:d="M4860 19415v-4716" svg:viewBox="0 0 1 4717">
          <text:p/>
        </draw:connector>
        <draw:custom-shape draw:style-name="gr6" draw:text-style-name="P6" xml:id="id21" draw:id="id21" draw:layer="layout" svg:width="0.999cm" svg:height="0.999cm" svg:x="4.36cm" svg:y="19.415cm">
          <text:p text:style-name="P5">B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2" draw:id="id22" draw:layer="layout" svg:width="0.999cm" svg:height="0.999cm" svg:x="4.36cm" svg:y="13.7cm">
          <text:p text:style-name="P5"><text:span text:style-name="T2">T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269cm" svg:height="0.635cm" svg:x="1cm" svg:y="15.922cm">
          <draw:text-box>
            <text:p text:style-name="P5"><text:span text:style-name="T3">1/5</text:span></text:p>
          </draw:text-box>
        </draw:frame>
        <draw:custom-shape draw:style-name="gr18" draw:text-style-name="P11" draw:layer="layout" svg:width="4.127cm" svg:height="1.905cm" svg:x="2.904cm" svg:y="11.16cm">
          <text:p text:style-name="P10"><text:span text:style-name="T4">(f)</text:span></text:p>
          <text:p text:style-name="P10"><text:span text:style-name="T8">H</text:span><text:span text:style-name="T6">(</text:span><text:span text:style-name="T7">f</text:span><text:span text:style-name="T6">)</text:span><text:span text:style-name="T8"> = </text:span><text:span text:style-name="T6">1.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4" draw:id="id24" draw:layer="layout" svg:width="0.999cm" svg:height="0.999cm" svg:x="1.356cm" svg:y="19.415cm">
          <text:p text:style-name="P5">B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3" draw:id="id23" draw:layer="layout" svg:width="0.999cm" svg:height="0.999cm" svg:x="2.858cm" svg:y="19.415cm">
          <text:p text:style-name="P5">B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0.999cm" svg:height="0.999cm" svg:x="5.862cm" svg:y="19.415cm">
          <text:p text:style-name="P5">B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6" draw:id="id26" draw:layer="layout" svg:width="0.999cm" svg:height="0.999cm" svg:x="7.364cm" svg:y="19.416cm">
          <text:p text:style-name="P5">B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3.358cm" svg:y1="19.415cm" svg:x2="4.506cm" svg:y2="14.553cm" draw:start-shape="id23" draw:start-glue-point="4" draw:end-shape="id22" draw:end-glue-point="7" svg:d="M3358 19415c0-3537 1148-1106 1148-4862" svg:viewBox="0 0 1149 4863">
          <text:p/>
        </draw:connector>
        <draw:connector draw:style-name="gr5" draw:text-style-name="P4" draw:layer="layout" draw:type="curve" svg:x1="1.856cm" svg:y1="19.415cm" svg:x2="4.36cm" svg:y2="14.2cm" draw:start-shape="id24" draw:start-glue-point="4" draw:end-shape="id22" draw:end-glue-point="6" svg:d="M1856 19415c0-3477 834-5215 2504-5215" svg:viewBox="0 0 2505 5216">
          <text:p/>
        </draw:connector>
        <draw:connector draw:style-name="gr5" draw:text-style-name="P4" draw:layer="layout" draw:type="curve" svg:x1="6.362cm" svg:y1="19.415cm" svg:x2="5.213cm" svg:y2="14.553cm" draw:start-shape="id25" draw:start-glue-point="4" draw:end-shape="id22" draw:end-glue-point="9" svg:d="M6362 19415c0-3537-1149-1106-1149-4862" svg:viewBox="0 0 1150 4863">
          <text:p/>
        </draw:connector>
        <draw:connector draw:style-name="gr5" draw:text-style-name="P4" draw:layer="layout" draw:type="curve" svg:x1="7.864cm" svg:y1="19.416cm" svg:x2="5.359cm" svg:y2="14.2cm" draw:start-shape="id26" draw:start-glue-point="4" draw:end-shape="id22" draw:end-glue-point="10" svg:d="M7864 19416c0-3478-835-5216-2505-5216" svg:viewBox="0 0 2506 5217">
          <text:p/>
        </draw:connector>
        <draw:frame draw:style-name="gr9" draw:text-style-name="P9" draw:layer="layout" svg:width="1.269cm" svg:height="0.635cm" svg:x="2.905cm" svg:y="16.24cm">
          <draw:text-box>
            <text:p text:style-name="P5"><text:span text:style-name="T3">1/5</text:span></text:p>
          </draw:text-box>
        </draw:frame>
        <draw:frame draw:style-name="gr9" draw:text-style-name="P9" draw:layer="layout" svg:width="1.269cm" svg:height="0.635cm" svg:x="5.445cm" svg:y="16.241cm">
          <draw:text-box>
            <text:p text:style-name="P5"><text:span text:style-name="T3">1/5</text:span></text:p>
          </draw:text-box>
        </draw:frame>
        <draw:frame draw:style-name="gr9" draw:text-style-name="P9" draw:layer="layout" svg:width="1.269cm" svg:height="0.635cm" svg:x="7.35cm" svg:y="15.922cm">
          <draw:text-box>
            <text:p text:style-name="P5"><text:span text:style-name="T3">1/5</text:span></text:p>
          </draw:text-box>
        </draw:frame>
        <draw:frame draw:style-name="gr9" draw:text-style-name="P9" draw:layer="layout" svg:width="1.269cm" svg:height="0.635cm" svg:x="3.858cm" svg:y="17.51cm">
          <draw:text-box>
            <text:p text:style-name="P5"><text:span text:style-name="T3">1/5</text:span></text:p>
          </draw:text-box>
        </draw:frame>
        <draw:custom-shape draw:style-name="gr6" draw:text-style-name="P6" xml:id="id30" draw:id="id30" draw:layer="layout" svg:width="0.999cm" svg:height="0.999cm" svg:x="14.495cm" svg:y="19.417cm">
          <text:p text:style-name="P5">B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7" draw:id="id27" draw:layer="layout" svg:width="0.999cm" svg:height="0.999cm" svg:x="11.564cm" svg:y="19.417cm">
          <text:p text:style-name="P5">B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9" draw:id="id29" draw:layer="layout" svg:width="0.999cm" svg:height="0.999cm" svg:x="13.103cm" svg:y="19.418cm">
          <text:p text:style-name="P5">B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0.999cm" svg:height="0.999cm" svg:x="16.046cm" svg:y="19.417cm">
          <text:p text:style-name="P5">B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8" draw:id="id28" draw:layer="layout" svg:width="0.999cm" svg:height="0.999cm" svg:x="12.6cm" svg:y="13.699cm">
          <text:p text:style-name="P5"><text:span text:style-name="T2">T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1" draw:id="id31" draw:layer="layout" svg:width="0.999cm" svg:height="0.999cm" svg:x="15.008cm" svg:y="13.699cm">
          <text:p text:style-name="P5"><text:span text:style-name="T2">T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12.064cm" svg:y1="19.417cm" svg:x2="12.746cm" svg:y2="14.552cm" draw:start-shape="id27" draw:start-glue-point="4" draw:end-shape="id28" draw:end-glue-point="7" svg:d="M12064 19417c0-3540 682-1108 682-4865" svg:viewBox="0 0 683 4866">
          <text:p/>
        </draw:connector>
        <draw:connector draw:style-name="gr5" draw:text-style-name="P4" draw:layer="layout" draw:type="curve" svg:x1="13.603cm" svg:y1="19.418cm" svg:x2="13.453cm" svg:y2="14.552cm" draw:start-shape="id29" draw:start-glue-point="4" draw:end-shape="id28" draw:end-glue-point="9" svg:d="M13603 19418c0-3540-150-1107-150-4866" svg:viewBox="0 0 151 4867">
          <text:p/>
        </draw:connector>
        <draw:connector draw:style-name="gr5" draw:text-style-name="P4" draw:layer="layout" draw:type="curve" svg:x1="14.995cm" svg:y1="19.417cm" svg:x2="15.154cm" svg:y2="14.552cm" draw:start-shape="id30" draw:start-glue-point="4" draw:end-shape="id31" draw:end-glue-point="7" svg:d="M14995 19417c0-3540 159-1108 159-4865" svg:viewBox="0 0 160 4866">
          <text:p/>
        </draw:connector>
        <draw:connector draw:style-name="gr5" draw:text-style-name="P4" draw:layer="layout" draw:type="curve" svg:x1="16.546cm" svg:y1="19.417cm" svg:x2="15.861cm" svg:y2="14.552cm" draw:start-shape="id32" draw:start-glue-point="4" draw:end-shape="id31" draw:end-glue-point="9" svg:d="M16546 19417c0-3540-685-1108-685-4865" svg:viewBox="0 0 686 4866">
          <text:p/>
        </draw:connector>
        <draw:custom-shape draw:style-name="gr19" draw:text-style-name="P11" draw:layer="layout" svg:width="4.127cm" svg:height="1.905cm" svg:x="12.283cm" svg:y="11.159cm">
          <text:p text:style-name="P10"><text:span text:style-name="T4">(g)</text:span></text:p>
          <text:p text:style-name="P10"><text:span text:style-name="T8">H</text:span><text:span text:style-name="T6">(</text:span><text:span text:style-name="T7">g</text:span><text:span text:style-name="T6">)</text:span><text:span text:style-name="T8"> = </text:span><text:span text:style-name="T6">1.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21.065cm" svg:y1="19.513cm" svg:x2="22.04cm" svg:y2="14.153cm" draw:start-shape="id33" draw:start-glue-point="5" draw:end-shape="id34" draw:end-glue-point="6" svg:d="M21065 19513c0-3574 325-5360 975-5360" svg:viewBox="0 0 976 5361">
          <text:p/>
        </draw:connector>
        <draw:connector draw:style-name="gr5" draw:text-style-name="P4" draw:layer="layout" draw:type="curve" svg:x1="26.254cm" svg:y1="19.513cm" svg:x2="25.447cm" svg:y2="14.153cm" draw:start-shape="id35" draw:start-glue-point="11" draw:end-shape="id36" draw:end-glue-point="10" svg:d="M26254 19513c0-3574-269-5360-807-5360" svg:viewBox="0 0 808 5361">
          <text:p/>
        </draw:connector>
        <draw:connector draw:style-name="gr5" draw:text-style-name="P4" draw:layer="layout" draw:type="curve" svg:x1="21.419cm" svg:y1="19.367cm" svg:x2="24.448cm" svg:y2="14.153cm" draw:start-shape="id33" draw:start-glue-point="4" draw:end-shape="id36" draw:end-glue-point="6" svg:d="M21419 19367c0-3476 1009-5214 3029-5214" svg:viewBox="0 0 3030 5215">
          <text:p/>
        </draw:connector>
        <draw:connector draw:style-name="gr5" draw:text-style-name="P4" draw:layer="layout" draw:type="curve" svg:x1="25.901cm" svg:y1="19.367cm" svg:x2="23.039cm" svg:y2="14.153cm" draw:start-shape="id35" draw:start-glue-point="4" draw:end-shape="id34" draw:end-glue-point="10" svg:d="M25901 19367c0-3476-954-5214-2862-5214" svg:viewBox="0 0 2863 5215">
          <text:p/>
        </draw:connector>
        <draw:connector draw:style-name="gr5" draw:text-style-name="P4" draw:layer="layout" draw:type="curve" svg:x1="22.958cm" svg:y1="19.368cm" svg:x2="22.186cm" svg:y2="14.506cm" draw:start-shape="id37" draw:start-glue-point="4" draw:end-shape="id34" draw:end-glue-point="7" svg:d="M22958 19368c0-3537-772-1106-772-4862" svg:viewBox="0 0 773 4863">
          <text:p/>
        </draw:connector>
        <draw:connector draw:style-name="gr5" draw:text-style-name="P4" draw:layer="layout" draw:type="curve" svg:x1="24.35cm" svg:y1="19.367cm" svg:x2="24.948cm" svg:y2="14.652cm" draw:start-shape="id38" draw:start-glue-point="4" draw:end-shape="id36" draw:end-glue-point="8" svg:d="M24350 19367c0-3537 598-1180 598-4715" svg:viewBox="0 0 599 4716">
          <text:p/>
        </draw:connector>
        <draw:connector draw:style-name="gr5" draw:text-style-name="P4" draw:layer="layout" draw:type="curve" svg:x1="23.311cm" svg:y1="19.514cm" svg:x2="24.594cm" svg:y2="14.506cm" draw:start-shape="id37" draw:start-glue-point="11" draw:end-shape="id36" draw:end-glue-point="7" svg:d="M23311 19514c0-3756 1283-1252 1283-5008" svg:viewBox="0 0 1284 5009">
          <text:p/>
        </draw:connector>
        <draw:connector draw:style-name="gr5" draw:text-style-name="P4" draw:layer="layout" draw:type="curve" svg:x1="23.996cm" svg:y1="19.513cm" svg:x2="22.54cm" svg:y2="14.652cm" draw:start-shape="id38" draw:start-glue-point="5" draw:end-shape="id34" draw:end-glue-point="8" svg:d="M23996 19513c0-3756-1456-1326-1456-4861" svg:viewBox="0 0 1457 4862">
          <text:p/>
        </draw:connector>
        <draw:custom-shape draw:style-name="gr6" draw:text-style-name="P6" xml:id="id38" draw:id="id38" draw:layer="layout" svg:width="0.999cm" svg:height="0.999cm" svg:x="23.85cm" svg:y="19.367cm">
          <text:p text:style-name="P5">B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3" draw:id="id33" draw:layer="layout" svg:width="0.999cm" svg:height="0.999cm" svg:x="20.919cm" svg:y="19.367cm">
          <text:p text:style-name="P5">B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7" draw:id="id37" draw:layer="layout" svg:width="0.999cm" svg:height="0.999cm" svg:x="22.458cm" svg:y="19.368cm">
          <text:p text:style-name="P5">B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5" draw:id="id35" draw:layer="layout" svg:width="0.999cm" svg:height="0.999cm" svg:x="25.401cm" svg:y="19.367cm">
          <text:p text:style-name="P5">B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4" draw:id="id34" draw:layer="layout" svg:width="0.999cm" svg:height="0.999cm" svg:x="22.04cm" svg:y="13.653cm">
          <text:p text:style-name="P5"><text:span text:style-name="T2">T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6" draw:id="id36" draw:layer="layout" svg:width="0.999cm" svg:height="0.999cm" svg:x="24.448cm" svg:y="13.653cm">
          <text:p text:style-name="P5"><text:span text:style-name="T2">T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4.127cm" svg:height="1.905cm" svg:x="21.637cm" svg:y="11.16cm">
          <text:p text:style-name="P10"><text:span text:style-name="T4">(h)</text:span></text:p>
          <text:p text:style-name="P10"><text:span text:style-name="T8">H</text:span><text:span text:style-name="T6">(</text:span><text:span text:style-name="T7">h</text:span><text:span text:style-name="T6">)</text:span><text:span text:style-name="T8"> = </text:span><text:span text:style-name="T6">2.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269cm" svg:height="0.635cm" svg:x="11.477cm" svg:y="16.239cm">
          <draw:text-box>
            <text:p text:style-name="P5"><text:span text:style-name="T3">1/2</text:span></text:p>
          </draw:text-box>
        </draw:frame>
        <draw:frame draw:style-name="gr9" draw:text-style-name="P9" draw:layer="layout" svg:width="1.269cm" svg:height="0.635cm" svg:x="15.775cm" svg:y="16.24cm">
          <draw:text-box>
            <text:p text:style-name="P5"><text:span text:style-name="T3">1/2</text:span></text:p>
          </draw:text-box>
        </draw:frame>
        <draw:frame draw:style-name="gr9" draw:text-style-name="P9" draw:layer="layout" svg:width="1.269cm" svg:height="0.635cm" svg:x="12.6cm" svg:y="17.191cm">
          <draw:text-box>
            <text:p text:style-name="P5"><text:span text:style-name="T3">1/2</text:span></text:p>
          </draw:text-box>
        </draw:frame>
        <draw:frame draw:style-name="gr9" draw:text-style-name="P9" draw:layer="layout" svg:width="1.269cm" svg:height="0.635cm" svg:x="14.822cm" svg:y="17.191cm">
          <draw:text-box>
            <text:p text:style-name="P5"><text:span text:style-name="T3">1/2</text:span></text:p>
          </draw:text-box>
        </draw:frame>
        <draw:frame draw:style-name="gr9" draw:text-style-name="P9" draw:layer="layout" svg:width="1.269cm" svg:height="0.635cm" svg:x="20.367cm" svg:y="14.97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5.766cm" svg:y="14.971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4.812cm" svg:y="18.145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1.32cm" svg:y="18.145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1.77cm" svg:y="17.192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4.178cm" svg:y="17.192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2.273cm" svg:y="15.605cm">
          <draw:text-box>
            <text:p text:style-name="P5"><text:span text:style-name="T3">1/4</text:span></text:p>
          </draw:text-box>
        </draw:frame>
        <draw:frame draw:style-name="gr9" draw:text-style-name="P9" draw:layer="layout" svg:width="1.269cm" svg:height="0.635cm" svg:x="23.542cm" svg:y="15.605cm">
          <draw:text-box>
            <text:p text:style-name="P5"><text:span text:style-name="T3">1/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12-24T10:42:03.703710995</dc:date>
    <dc:creator>Oleksii Dubovyk</dc:creator>
    <meta:editing-duration>PT1H5M44S</meta:editing-duration>
    <meta:editing-cycles>15</meta:editing-cycles>
    <meta:generator>LibreOffice/25.8.0.4$Linux_X86_64 LibreOffice_project/48f00303701489684e67c38c28aff00cd5929e67</meta:generator>
    <meta:document-statistic meta:object-count="135"/>
  </office:meta>
</office:document-meta>
</file>